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24.75pt"/>
    </style:style>
    <style:style style:name="P2" style:family="paragraph" style:parent-style-name="Standard">
      <style:text-properties style:font-name="Arial" fo:font-size="24.75pt" officeooo:paragraph-rsid="000b0431"/>
    </style:style>
    <style:style style:name="P3" style:family="paragraph" style:parent-style-name="Standard">
      <style:text-properties style:font-name="Arial" fo:font-size="19.5pt"/>
    </style:style>
    <style:style style:name="P4" style:family="paragraph" style:parent-style-name="Standard">
      <style:text-properties style:font-name="Arial" fo:font-size="19.5pt" fo:font-style="italic" style:font-style-asian="italic" style:font-style-complex="italic"/>
    </style:style>
    <style:style style:name="P5" style:family="paragraph" style:parent-style-name="Standard">
      <style:text-properties style:font-name="Arial" fo:font-size="19.5pt" fo:font-style="italic" officeooo:paragraph-rsid="000b0431" style:font-style-asian="italic" style:font-style-complex="italic"/>
    </style:style>
    <style:style style:name="P6" style:family="paragraph" style:parent-style-name="Standard">
      <style:paragraph-properties fo:line-height="115%" fo:text-align="start" style:justify-single-word="false"/>
      <style:text-properties style:font-name="Arial"/>
    </style:style>
    <style:style style:name="P7" style:family="paragraph" style:parent-style-name="Standard">
      <style:paragraph-properties fo:line-height="115%" fo:text-align="start" style:justify-single-word="false"/>
      <style:text-properties style:font-name="Arial" fo:font-size="18pt" style:font-size-asian="18pt" style:font-size-complex="18pt"/>
    </style:style>
    <style:style style:name="P8" style:family="paragraph" style:parent-style-name="Standard">
      <style:text-properties style:font-name="Arial" fo:font-size="22.5pt"/>
    </style:style>
    <style:style style:name="P9" style:family="paragraph" style:parent-style-name="Standard">
      <style:text-properties style:font-name="Arial" fo:font-size="17.25pt"/>
    </style:style>
    <style:style style:name="P10" style:family="paragraph" style:parent-style-name="Standard">
      <style:text-properties style:font-name="Arial" fo:font-size="17.25pt" fo:font-style="italic" style:font-style-asian="italic" style:font-style-complex="italic"/>
    </style:style>
    <style:style style:name="P11" style:family="paragraph" style:parent-style-name="Standard">
      <style:text-properties style:font-name="Arial" fo:font-size="17.25pt" fo:font-style="italic" officeooo:paragraph-rsid="000accfd" style:font-style-asian="italic" style:font-style-complex="italic"/>
    </style:style>
    <style:style style:name="P12" style:family="paragraph" style:parent-style-name="Standard">
      <style:text-properties style:font-name="Arial" fo:font-size="15pt"/>
    </style:style>
    <style:style style:name="P13" style:family="paragraph" style:parent-style-name="Standard">
      <style:text-properties style:font-name="Arial" fo:font-style="italic" style:font-style-asian="italic" style:font-style-complex="italic"/>
    </style:style>
    <style:style style:name="P14" style:family="paragraph" style:parent-style-name="Standard">
      <style:text-properties style:font-name="Arial" fo:font-size="32pt" officeooo:rsid="000b0431" officeooo:paragraph-rsid="000b0431" style:font-size-asian="32pt" style:font-size-complex="32pt"/>
    </style:style>
    <style:style style:name="P15" style:family="paragraph" style:parent-style-name="Standard">
      <style:text-properties style:font-name="Arial" fo:font-size="15pt" fo:font-style="italic" style:font-style-asian="italic" style:font-style-complex="italic"/>
    </style:style>
    <style:style style:name="P16" style:family="paragraph" style:parent-style-name="Standard">
      <style:text-properties style:font-name="Arial" fo:font-size="17.25pt"/>
    </style:style>
    <style:style style:name="P17" style:family="paragraph" style:parent-style-name="Standard">
      <style:text-properties style:font-name="Arial" fo:font-size="17.25pt" fo:font-style="italic" style:font-style-asian="italic" style:font-style-complex="italic"/>
    </style:style>
    <style:style style:name="P18" style:family="paragraph" style:parent-style-name="Standard">
      <style:text-properties style:font-name="Arial" fo:font-size="17.25pt" fo:font-style="italic" officeooo:rsid="000c6eec" style:font-style-asian="italic" style:font-style-complex="italic"/>
    </style:style>
    <style:style style:name="P19" style:family="paragraph" style:parent-style-name="Standard">
      <style:text-properties style:font-name="Arial" fo:font-size="17.25pt" fo:font-style="normal" style:font-style-asian="normal" style:font-style-complex="normal"/>
    </style:style>
    <style:style style:name="T1" style:family="text">
      <style:text-properties officeooo:rsid="000accfd"/>
    </style:style>
    <style:style style:name="T2" style:family="text">
      <style:text-properties fo:font-size="15pt"/>
    </style:style>
    <style:style style:name="T3" style:family="text">
      <style:text-properties officeooo:rsid="000b0431"/>
    </style:style>
    <style:style style:name="T4" style:family="text">
      <style:text-properties fo:font-size="32pt" style:font-size-asian="32pt" style:font-size-complex="32pt"/>
    </style:style>
    <style:style style:name="T5" style:family="text">
      <style:text-properties fo:font-size="32pt" officeooo:rsid="000c6eec" style:font-size-asian="32pt" style:font-size-complex="32pt"/>
    </style:style>
    <style:style style:name="T6" style:family="text">
      <style:text-properties officeooo:rsid="000b37ec"/>
    </style:style>
    <style:style style:name="T7" style:family="text">
      <style:text-properties fo:font-size="18pt" style:font-size-asian="18pt" style:font-size-complex="18pt"/>
    </style:style>
    <style:style style:name="T8" style:family="text">
      <style:text-properties fo:font-size="18pt" officeooo:rsid="000b0431" style:font-size-asian="18pt" style:font-size-complex="18pt"/>
    </style:style>
    <style:style style:name="T9" style:family="text">
      <style:text-properties fo:font-size="19.5pt"/>
    </style:style>
    <style:style style:name="T10" style:family="text">
      <style:text-properties fo:font-size="17.25pt"/>
    </style:style>
    <style:style style:name="T11" style:family="text">
      <style:text-properties fo:font-size="17.25pt" officeooo:rsid="000accfd"/>
    </style:style>
    <style:style style:name="T12" style:family="text">
      <style:text-properties officeooo:rsid="000c6e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14">CAHIER DES CHARGES</text:p>
      <text:p text:style-name="P14">PROJET S3</text:p>
      <text:p text:style-name="P2"><text:span text:style-name="T5">RÉALISATION</text:span><text:span text:style-name="T4"> DE SITE WEB</text:span> </text:p>
      <text:p text:style-name="P3"/>
      <text:p text:style-name="P6"><text:span text:style-name="T8">Groupe 5</text:span><text:span text:style-name="T7"> : Léo BERGEROT, Loic HUSSON, Youness LOUCIF, Jonathan PAUGOIS, Alexandre QUILLET, Nathan JANCZEWSKI (Chef de projet). </text:span></text:p>
      <text:p text:style-name="P7"/>
      <text:p text:style-name="P7">Nom du projet : <text:span text:style-name="T3">Site de l’Université Pan Africaine (UPA) </text:span></text:p>
      <text:p text:style-name="P7"/>
      <text:p text:style-name="P7">Personne à contacter dans l’entreprise : <text:span text:style-name="T3">Nathan JANCZEWSKI</text:span></text:p>
      <text:p text:style-name="P7"/>
      <text:p text:style-name="P7"><text:span text:style-name="T12">Courriel</text:span> : <text:span text:style-name="T3">nathan.janczewski@etudiant.univ-reims.fr</text:span></text:p>
      <text:p text:style-name="P1"/>
      <text:p text:style-name="P1"/>
      <text:p text:style-name="P1"/>
      <text:p text:style-name="P1"/>
      <text:p text:style-name="P1"/>
      <text:p text:style-name="P1"/>
      <text:p text:style-name="P1"/>
      <text:p text:style-name="P1"><text:soft-page-break/></text:p>
      <text:p text:style-name="P1"><text:span text:style-name="T12">PRÉSENTATION</text:span> DE L’ENTREPRISE</text:p>
      <text:p text:style-name="P4">Dans cette partie, présentez votre entreprise :</text:p>
      <text:p text:style-name="P13">– <text:span text:style-name="T9">son histoire, sa taille (CA et nombre de salariés), ses activités principales, ses produits et services vendus...</text:span></text:p>
      <text:p text:style-name="P4"/>
      <text:p text:style-name="P4">Votre positionnement concurrentiel :</text:p>
      <text:p text:style-name="P13">– <text:span text:style-name="T9">qui sont vos trois principaux concurrents ?</text:span></text:p>
      <text:p text:style-name="P4">quel est l’élément différenciant de votre activité/de votre</text:p>
      <text:p text:style-name="P5">communication ? </text:p>
      <text:p text:style-name="P5">quelle est votre positionnement de gamme (haut/bas/milieu) ou votre niveau de service (sur mesure/préfabriqué) ?</text:p>
      <text:p text:style-name="P1"/>
      <text:p text:style-name="P1"><text:span text:style-name="T12">PRÉSENTATION</text:span> DU PROJET</text:p>
      <text:p text:style-name="P4">Quels sont les attentes ?</text:p>
      <text:p text:style-name="P4">Dans cette partie, indiquez ce que vous attendez de ce site : </text:p>
      <text:p text:style-name="P13">– <text:span text:style-name="T9">faire connaître l’entreprise,</text:span></text:p>
      <text:p text:style-name="P13">– <text:span text:style-name="T9">vendre vos produits sur internet,</text:span></text:p>
      <text:p text:style-name="P13">– <text:span text:style-name="T9">donner à vos clients des conseils sur vos produits ou services,</text:span></text:p>
      <text:p text:style-name="P13">– <text:span text:style-name="T9">générer des contacts de nouveaux prospects…</text:span></text:p>
      <text:p text:style-name="P15"/>
      <text:p text:style-name="P4">Quel est le contexte du projet ?</text:p>
      <text:p text:style-name="P4">Quel est l’élément déclenchant du projet ? Dans quel contexte et de quel besoin est né le projet de site Web (communication, commercial,marketing, juridique, organisationnel, stratégique, concurrentiel) ?</text:p>
      <text:p text:style-name="P4">Quel est l'existant ?</text:p>
      <text:p text:style-name="P4"><text:soft-page-break/>Lister les outils de communication physiques ou interactifs qui existent déjà : logo et identité visuelle, plaquettes, courriers, prospectus, e-mails avec nom de domaine, affichage, PLV, site Web, intranet, extranet, blog, newsletter, compte sur les réseaux sociaux, etc.</text:p>
      <text:p text:style-name="P4">Définir les outils à conserver ou supprimer.</text:p>
      <text:p text:style-name="P4">Comment interfacer le nouveau site avec cet existant ? Faut-il assurer la reprise des données dans le projet ?</text:p>
      <text:p text:style-name="P8"/>
      <text:p text:style-name="P8">2.1 Comité de pilotage </text:p>
      <text:p text:style-name="P10">Indiquez ici quels seront les processus de validation sein de votre entreprise et qui se chargera des différentes missions suivantes :</text:p>
      <text:p text:style-name="P13">– <text:span text:style-name="T10">valider les phases de choix (graphisme, ergonomie, contenus), valider le respect du cahier des charges,</text:span></text:p>
      <text:p text:style-name="P13">– <text:span text:style-name="T10">veiller au respect des délais, fournir les contenus de base (textes, plaquettes, logos, images, photos).</text:span></text:p>
      <text:p text:style-name="P8"/>
      <text:p text:style-name="P8">2.2 Objectifs du site</text:p>
      <text:p text:style-name="P10">Indiquez les principales vocations du site :</text:p>
      <text:p text:style-name="P13">– <text:span text:style-name="T10">site de vente,</text:span></text:p>
      <text:p text:style-name="P13">– <text:span text:style-name="T10">site d’information,</text:span></text:p>
      <text:p text:style-name="P13">– <text:span text:style-name="T10">support de communication,</text:span></text:p>
      <text:p text:style-name="P13">– <text:span text:style-name="T10">support de fidélisation</text:span><text:span text:style-name="T2">...</text:span></text:p>
      <text:p text:style-name="P9"/>
      <text:p text:style-name="P10">Indiquez les principaux résultats attendus :</text:p>
      <text:p text:style-name="P13">– <text:span text:style-name="T10">chiffre d’affaire souhaité dans le cas d’un site de vente,</text:span></text:p>
      <text:p text:style-name="P13">– <text:span text:style-name="T10">nombre de nouveaux prospects,</text:span></text:p>
      <text:p text:style-name="P13">– <text:span text:style-name="T10">améliorer l’image de l’entreprise</text:span></text:p>
      <text:p text:style-name="P13">– <text:span text:style-name="T10">inscrits club newsletter...</text:span></text:p>
      <text:p text:style-name="P8"/>
      <text:p text:style-name="P8">2.3 A qui s’adresse le site – Les cibles </text:p>
      <text:p text:style-name="P10">Notez ici le nombre de cibles différentes et les hiérarchiser. </text:p>
      <text:p text:style-name="P10"><text:soft-page-break/>Pour chacune, merci de préciser :</text:p>
      <text:p text:style-name="P10">- caractéristiques de la cible (entreprise, particulier, étudiant, retraité...),</text:p>
      <text:p text:style-name="P10">- importance de la cible (primaire, secondaire),</text:p>
      <text:p text:style-name="P10">- centres d’intérêts de la cible (recherche d’informations, besoins de services...)</text:p>
      <text:p text:style-name="P8"/>
      <text:p text:style-name="P8">2.4 Arborescence – Plan du site</text:p>
      <text:p text:style-name="P10">Proposez une arborescence pour montrer l’architecture du site telle que vous l’imaginez. Celle-ci sera présentée sous forme schématique avec les rubriques principales, les sous rubriques et les liens qui les unissent.</text:p>
      <text:p text:style-name="P9"/>
      <text:p text:style-name="P8">2.5 Contenus</text:p>
      <text:p text:style-name="P10">Décrivez les contenus que vous fournissez (image, photos, textes, élément à scanner…) et ceux qui sont à créer en précisant si vous souhaitez que l’agence le prenne en charge.</text:p>
      <text:p text:style-name="P8"/>
      <text:p text:style-name="P8">2.6 Fonctionnalités</text:p>
      <text:p text:style-name="P10">Lister de manière exhaustive les fonctionnalités attendues du projet, par ordre</text:p>
      <text:p text:style-name="P10">de priorité. Cette partie peut être développée selon le niveau de détail voulu.</text:p>
      <text:p text:style-name="P10">Exemple :</text:p>
      <text:p text:style-name="P10">NOM RUBRIQUE</text:p>
      <text:p text:style-name="P18">FONCTIONNALITÉ</text:p>
      <text:p text:style-name="P10">DESCRIPTIF</text:p>
      <text:p text:style-name="P8"/>
      <text:p text:style-name="P8">2.7 Langues </text:p>
      <text:p text:style-name="P10">Préciser ici en quelles versions linguistiques le site sera disponible. </text:p>
      <text:p text:style-name="P10">Si le site est en plusieurs langues, s’agira-t-il de versions identiques ou de versions adaptées. Dans ce cas précisez. <text:soft-page-break/>Indiquez également qui se chargera des éventuels besoins en traduction.</text:p>
      <text:p text:style-name="P12"/>
      <text:p text:style-name="P1">PRESTATIONS ATTENDUES</text:p>
      <text:p text:style-name="P8">3.1 Charte graphique et charte éditoriale</text:p>
      <text:p text:style-name="P10">Quelle sera la charte graphique à respecter ? </text:p>
      <text:p text:style-name="P10">Qu’attendez-vous en termes de charte graphique ?</text:p>
      <text:p text:style-name="P10">Existe-t-il une charte éditoriale ? </text:p>
      <text:p text:style-name="P10">Faudra-t-il créer une charte éditoriale spécifique au web ?</text:p>
      <text:p text:style-name="P9"/>
      <text:p text:style-name="P8">3.2 Création et récupération de contenus</text:p>
      <text:p text:style-name="P11">Quels sont les contenus déjà disponibles ?</text:p>
      <text:p text:style-name="P11">Faudra-t-il que l’agence les adapte au support Internet ?</text:p>
      <text:p text:style-name="P11">Souhaitez-vous que l’agence crée des contenus ?</text:p>
      <text:p text:style-name="P11">Lesquels ?</text:p>
      <text:p text:style-name="P8"/>
      <text:p text:style-name="P8">3.3 Développement</text:p>
      <text:p text:style-name="P10">Spécifiez si dans le site, il faut des éléments qui font appel à de la programmation et à des bases de données. </text:p>
      <text:p text:style-name="P10">Exemples :</text:p>
      <text:p text:style-name="P13">– <text:span text:style-name="T10">moteur de recherche interne au site,</text:span></text:p>
      <text:p text:style-name="P13">– <text:span text:style-name="T10">formulaire de collecte d’information,</text:span></text:p>
      <text:p text:style-name="P13">– <text:span text:style-name="T10">boutique électronique,</text:span></text:p>
      <text:p text:style-name="P13">– <text:span text:style-name="T10">sondage,</text:span></text:p>
      <text:p text:style-name="P13">– <text:span text:style-name="T10">quizz,</text:span></text:p>
      <text:p text:style-name="P13">– <text:span text:style-name="T11">ge</text:span><text:span text:style-name="T10">stion automatique d’actualités,</text:span></text:p>
      <text:p text:style-name="P13">– <text:span text:style-name="T10">interface de mise à jour du site</text:span><text:span text:style-name="T2">...</text:span></text:p>
      <text:p text:style-name="P10">Précisez s’il y a des contraintes techniques à respecter et quelles sont vos <text:span text:style-name="T1">é</text:span>ventuelles attentes en la matière.</text:p>
      <text:p text:style-name="P8"/>
      <text:p text:style-name="P8">3.4 Dépôt du nom de domaine et adresses mail</text:p>
      <text:p text:style-name="P10">Indiquez, ici, si vous souhaitez que l’agence se charge de déposer un ou plusieurs noms de domaine. Si vous êtes déjà propriétaire d’un nom de domaine. Précisez si l’agence doit se <text:soft-page-break/>charger du transfert du nom de domaine auprès de l’hébergeur du site.</text:p>
      <text:p text:style-name="P8"/>
      <text:p text:style-name="P8">3.5 Hébergement</text:p>
      <text:p text:style-name="P10">Indiquez, ici, si vous souhaitez que l’agence vous propose une prestation d’hébergement et éventuellement de quel type d’hébergement il s’agira.</text:p>
      <text:p text:style-name="P8"/>
      <text:p text:style-name="P8">3.6 Référencement</text:p>
      <text:p text:style-name="P10">Indiquez, ici, si vous souhaitez que l’agence prenne en charge le <text:span text:style-name="T6">r</text:span>éférencement de votre site auprès des moteurs de recherche. Précisez quels sont vos objectifs en la matière, si vous attendez une prestation de suivi et de quelle nature. Indiquez également si possible sur quels axes vus souhaitez vous positionner.</text:p>
      <text:p text:style-name="P8"/>
      <text:p text:style-name="P8">3.7 Mises à jour</text:p>
      <text:p text:style-name="P10">Quels est le système de mise à jour attendu : </text:p>
      <text:p text:style-name="P13">– <text:span text:style-name="T10">plate-forme de mise à jour autonome ?</text:span></text:p>
      <text:p text:style-name="P13">– <text:span text:style-name="T10">contrat de maintenance auprès de l’agence ? </text:span></text:p>
      <text:p text:style-name="P13">– <text:span text:style-name="T10">formation des équipes à la plate-forme de mise à jour ?</text:span></text:p>
      <text:p text:style-name="P9"/>
      <text:p text:style-name="P8">3.8 Statistiques de connections</text:p>
      <text:p text:style-name="P10">Avez-vous des attentes particulières en matière de statistiques de fréquentation ?</text:p>
      <text:p text:style-name="P12"/>
      <text:p text:style-name="P1">PLANNING <text:span text:style-name="T12">PROVISIONNEL</text:span></text:p>
      <text:p text:style-name="P10">Indiquez, ici, si vous avez des attentes particulières pour la mise en ligne de votre site. Précisez également si vous attendez une mise en ligne en plusieurs phases.</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2T15:52:29.318000000</meta:creation-date>
    <dc:date>2017-09-19T15:06:08.915000000</dc:date>
    <meta:editing-duration>PT28M39S</meta:editing-duration>
    <meta:editing-cycles>2</meta:editing-cycles>
    <meta:generator>LibreOffice/5.2.6.2$Windows_x86 LibreOffice_project/a3100ed2409ebf1c212f5048fbe377c281438fdc</meta:generator>
    <meta:document-statistic meta:table-count="0" meta:image-count="0" meta:object-count="0" meta:page-count="6" meta:paragraph-count="100" meta:word-count="900" meta:character-count="5951" meta:non-whitespace-character-count="5108"/>
  </office:meta>
</office:document-meta>
</file>